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0030" officeooo:paragraph-rsid="001be075"/>
    </style:style>
    <style:style style:name="P2" style:family="paragraph" style:parent-style-name="Standard">
      <style:text-properties officeooo:rsid="001be075" officeooo:paragraph-rsid="001be075"/>
    </style:style>
    <style:style style:name="P3" style:family="paragraph" style:parent-style-name="Standard">
      <style:text-properties officeooo:rsid="001be075" officeooo:paragraph-rsid="001d9caa"/>
    </style:style>
    <style:style style:name="T1" style:family="text">
      <style:text-properties officeooo:rsid="001a0030"/>
    </style:style>
    <style:style style:name="T2" style:family="text">
      <style:text-properties officeooo:rsid="001be075"/>
    </style:style>
    <style:style style:name="T3" style:family="text">
      <style:text-properties officeooo:rsid="001d9c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ECT <text:s/>VIS_PRENOM , VIS_NOM, <text:span text:style-name="T2">VIS_DATEEMBAUCHE</text:span></text:p>
      <text:p text:style-name="P1">FROM VISITEUR </text:p>
      <text:p text:style-name="P1"><text:span text:style-name="T2">WHERE VIS_PRENOM='%';</text:span></text:p>
      <text:p text:style-name="P2"/>
      <text:p text:style-name="P2">SELECT <text:span text:style-name="T1">VIS_PRENOM , VIS_NOM </text:span>FROM VISITEUR ;</text:p>
      <text:p text:style-name="P2"/>
      <text:p text:style-name="P3">SELECT <text:span text:style-name="T1">VIS_NOM , VIS_VILLE</text:span>, <text:span text:style-name="T3">V.PRA_VILLE </text:span>FROM VISITEUR<text:span text:style-name="T3"> FROM </text:span>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4:33:34.550329157</meta:creation-date>
    <dc:date>2017-09-28T17:00:49.205342374</dc:date>
    <meta:editing-duration>PT4M50S</meta:editing-duration>
    <meta:editing-cycles>1</meta:editing-cycles>
    <meta:document-statistic meta:table-count="0" meta:image-count="0" meta:object-count="0" meta:page-count="1" meta:paragraph-count="5" meta:word-count="25" meta:character-count="184" meta:non-whitespace-character-count="162"/>
    <meta:generator>LibreOffice/4.3.3.2$Linux_X86_64 LibreOffice_project/430m0$Build-2</meta:generator>
  </office:meta>
</office:document-meta>
</file>